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h Xeo</text:p>
      <text:p text:style-name="Standard"/>
      <text:p text:style-name="Standard">batter:</text:p>
      <text:p text:style-name="Standard">12oz rice flour</text:p>
      <text:p text:style-name="Standard">tumeric</text:p>
      <text:p text:style-name="Standard">pinch of salt?</text:p>
      <text:p text:style-name="Standard">3 ½ cup water</text:p>
      <text:p text:style-name="Standard">16oz coconut milk</text:p>
      <text:p text:style-name="Standard">3 green onions</text:p>
      <text:p text:style-name="Standard"/>
      <text:p text:style-name="Standard">mint</text:p>
      <text:p text:style-name="Standard">green lettuce</text:p>
      <text:p text:style-name="Standard"/>
      <text:p text:style-name="Standard"/>
      <text:p text:style-name="Standard">meat:</text:p>
      <text:p text:style-name="Standard">pork belly + pork shoulder</text:p>
      <text:p text:style-name="Standard">fish sauce</text:p>
      <text:p text:style-name="Standard">soy sauce</text:p>
      <text:p text:style-name="Standard">sugar</text:p>
      <text:p text:style-name="Standard">chicken boiluon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04T20:13:03.91</meta:creation-date>
    <dc:date>2020-05-09T17:16:34.50</dc:date>
    <meta:editing-duration>PT1H28M42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16" meta:word-count="36" meta:character-count="183"/>
  </office:meta>
</office:document-meta>
</file>